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79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>
        <table:null-date table:date-value="1904-01-01"/>
      </table:calculation-settings>
      <table:table table:name="Diag Inactiv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466 Acute bronchitis and bronchiolitis</text:p>
          </table:table-cell>
          <table:table-cell office:value-type="string" calcext:value-type="string">
            <text:p>v015_brnchts_brnchlts_inactive</text:p>
          </table:table-cell>
        </table:table-row>
        <table:table-row table:style-name="ro1">
          <table:table-cell office:value-type="string" calcext:value-type="string">
            <text:p>J20 Acute bronchitis</text:p>
          </table:table-cell>
          <table:table-cell office:value-type="string" calcext:value-type="string">
            <text:p>v049_Act_brncht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0 Pain associated with micturition</text:p>
          </table:table-cell>
          <table:table-cell office:value-type="string" calcext:value-type="string">
            <text:p>v058_asctd_mctr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5 Acute upper respiratory infections of multiple or unspecified sites</text:p>
          </table:table-cell>
          <table:table-cell office:value-type="string" calcext:value-type="string">
            <text:p>v014_rsprtr_unspcfd_inactive</text:p>
          </table:table-cell>
        </table:table-row>
        <table:table-row table:style-name="ro1">
          <table:table-cell office:value-type="string" calcext:value-type="string">
            <text:p>J06 Acute upper respiratory infections of multiple and unspecified sites</text:p>
          </table:table-cell>
          <table:table-cell office:value-type="string" calcext:value-type="string">
            <text:p>v048_rsprtr_unspcfd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3.9 Peripheral vascular disease, unspecified</text:p>
          </table:table-cell>
          <table:table-cell office:value-type="string" calcext:value-type="string">
            <text:p>v013_Prphrl_unspcfd_inactive</text:p>
          </table:table-cell>
        </table:table-row>
        <table:table-row table:style-name="ro1">
          <table:table-cell office:value-type="string" calcext:value-type="string">
            <text:p>785 Symptoms involving cardiovascular system</text:p>
          </table:table-cell>
          <table:table-cell office:value-type="string" calcext:value-type="string">
            <text:p>v029_invlvng_crdvscl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7 Symptoms involving digestive system</text:p>
          </table:table-cell>
          <table:table-cell office:value-type="string" calcext:value-type="string">
            <text:p>v032_invlvng_dgstv_inactive</text:p>
          </table:table-cell>
        </table:table-row>
        <table:table-row table:style-name="ro1">
          <table:table-cell office:value-type="string" calcext:value-type="string">
            <text:p>R19 Other symptoms and signs involving the digestive system and abdomen</text:p>
          </table:table-cell>
          <table:table-cell office:value-type="string" calcext:value-type="string">
            <text:p>v057_invlvng_dgstv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6 Symptoms involving respiratory system and other chest symptoms</text:p>
          </table:table-cell>
          <table:table-cell office:value-type="string" calcext:value-type="string">
            <text:p>v030_invlvng_rsprt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8 Vitamin D deficiency</text:p>
          </table:table-cell>
          <table:table-cell office:value-type="string" calcext:value-type="string">
            <text:p>v001_Vtmn_dfcnc_inactive</text:p>
          </table:table-cell>
        </table:table-row>
        <table:table-row table:style-name="ro1">
          <table:table-cell office:value-type="string" calcext:value-type="string">
            <text:p>E55 Vitamin D deficiency</text:p>
          </table:table-cell>
          <table:table-cell office:value-type="string" calcext:value-type="string">
            <text:p>v038_Vtmn_dfcnc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6 Deficiency of B-complex components</text:p>
          </table:table-cell>
          <table:table-cell office:value-type="string" calcext:value-type="string">
            <text:p>v000_Dfcnc_cmpnts_inactive</text:p>
          </table:table-cell>
        </table:table-row>
        <table:table-row table:style-name="ro1">
          <table:table-cell office:value-type="string" calcext:value-type="string">
            <text:p>E53 Deficiency of other B group vitamins</text:p>
          </table:table-cell>
          <table:table-cell office:value-type="string" calcext:value-type="string">
            <text:p>v037_Dfcnc_vtm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4.2 Dementia, unspecified</text:p>
          </table:table-cell>
          <table:table-cell office:value-type="string" calcext:value-type="string">
            <text:p>v005_Dmnt_unspcfd_inactive</text:p>
          </table:table-cell>
        </table:table-row>
        <table:table-row table:style-name="ro1">
          <table:table-cell office:value-type="string" calcext:value-type="string">
            <text:p>F03.9 Unspecified dementia</text:p>
          </table:table-cell>
          <table:table-cell office:value-type="string" calcext:value-type="string">
            <text:p>v043_Unspcfd_dmn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9 Hearing loss</text:p>
          </table:table-cell>
          <table:table-cell office:value-type="string" calcext:value-type="string">
            <text:p>v011_Hrng_l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41 Other symptoms and signs involving cognitive functions and awareness</text:p>
          </table:table-cell>
          <table:table-cell office:value-type="string" calcext:value-type="string">
            <text:p>v060_fnctns_awr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9.0 Urinary tract infection, site not specified</text:p>
          </table:table-cell>
          <table:table-cell office:value-type="string" calcext:value-type="string">
            <text:p>v022_infctn_spcfd_inactive</text:p>
          </table:table-cell>
        </table:table-row>
        <table:table-row table:style-name="ro1">
          <table:table-cell office:value-type="string" calcext:value-type="string">
            <text:p>N39 Other disorders of urinary system</text:p>
          </table:table-cell>
          <table:table-cell office:value-type="string" calcext:value-type="string">
            <text:p>v054_dsrdrs_urn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4.0 Constipation</text:p>
          </table:table-cell>
          <table:table-cell office:value-type="string" calcext:value-type="string">
            <text:p>v021_Cnstptn_inactive</text:p>
          </table:table-cell>
        </table:table-row>
        <table:table-row table:style-name="ro1">
          <table:table-cell office:value-type="string" calcext:value-type="string">
            <text:p>K59.0 Constipation</text:p>
          </table:table-cell>
          <table:table-cell office:value-type="string" calcext:value-type="string">
            <text:p>v053_K_Cnstp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5 Other and unspecified anemias</text:p>
          </table:table-cell>
          <table:table-cell office:value-type="string" calcext:value-type="string">
            <text:p>v004_unspcfd_anm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6 Disorders of fluid, electrolyte, and acid-base balance</text:p>
          </table:table-cell>
          <table:table-cell office:value-type="string" calcext:value-type="string">
            <text:p>v003_elctrlt_acd_bs_inactive</text:p>
          </table:table-cell>
        </table:table-row>
        <table:table-row table:style-name="ro1">
          <table:table-cell office:value-type="string" calcext:value-type="string">
            <text:p>E87 Other disorders of fluid, electrolyte and acid-base balance</text:p>
          </table:table-cell>
          <table:table-cell office:value-type="string" calcext:value-type="string">
            <text:p>v040_elctrlt_acd_b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8 Symptoms involving urinary system</text:p>
          </table:table-cell>
          <table:table-cell office:value-type="string" calcext:value-type="string">
            <text:p>v033_Smptms_invlvng_inactive</text:p>
          </table:table-cell>
        </table:table-row>
        <table:table-row table:style-name="ro1">
          <table:table-cell office:value-type="string" calcext:value-type="string">
            <text:p>R35 Polyuria</text:p>
          </table:table-cell>
          <table:table-cell office:value-type="string" calcext:value-type="string">
            <text:p>v059_R_Pl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4.0 Headache</text:p>
          </table:table-cell>
          <table:table-cell office:value-type="string" calcext:value-type="string">
            <text:p>v028_Hdch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2.1 Diverticula of colon</text:p>
          </table:table-cell>
          <table:table-cell office:value-type="string" calcext:value-type="string">
            <text:p>v020_Dvrtcl_cln_inactive</text:p>
          </table:table-cell>
        </table:table-row>
        <table:table-row table:style-name="ro1">
          <table:table-cell office:value-type="string" calcext:value-type="string">
            <text:p>K57 Diverticular disease of intestine</text:p>
          </table:table-cell>
          <table:table-cell office:value-type="string" calcext:value-type="string">
            <text:p>v052_Dvrtclr_ints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5 Sleep disturbances</text:p>
          </table:table-cell>
          <table:table-cell office:value-type="string" calcext:value-type="string">
            <text:p>v024_Slp_dstrbncs_inactive</text:p>
          </table:table-cell>
        </table:table-row>
        <table:table-row table:style-name="ro1">
          <table:table-cell office:value-type="string" calcext:value-type="string">
            <text:p>G47 Sleep disorders</text:p>
          </table:table-cell>
          <table:table-cell office:value-type="string" calcext:value-type="string">
            <text:p>v047_G_Slp_dsrdr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0 Anxiety, dissociative and somatoform disorders</text:p>
          </table:table-cell>
          <table:table-cell office:value-type="string" calcext:value-type="string">
            <text:p>v006_dsctv_smtfrm_inactive</text:p>
          </table:table-cell>
        </table:table-row>
        <table:table-row table:style-name="ro1">
          <table:table-cell office:value-type="string" calcext:value-type="string">
            <text:p>F41 Other anxiety disorders</text:p>
          </table:table-cell>
          <table:table-cell office:value-type="string" calcext:value-type="string">
            <text:p>v045_anxt_dsrdr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1 Depressive disorder, not elsewhere classified</text:p>
          </table:table-cell>
          <table:table-cell office:value-type="string" calcext:value-type="string">
            <text:p>v007_Dprsv_clsfd_inactive</text:p>
          </table:table-cell>
        </table:table-row>
        <table:table-row table:style-name="ro1">
          <table:table-cell office:value-type="string" calcext:value-type="string">
            <text:p>F32 Major depressive disorder, single episode</text:p>
          </table:table-cell>
          <table:table-cell office:value-type="string" calcext:value-type="string">
            <text:p>v044_dprsv_dsrd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1 Essential hypertension</text:p>
          </table:table-cell>
          <table:table-cell office:value-type="string" calcext:value-type="string">
            <text:p>v012_Esntl_hprtns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2 Disorders of lipoid metabolism</text:p>
          </table:table-cell>
          <table:table-cell office:value-type="string" calcext:value-type="string">
            <text:p>v002_Dsrdrs_mtblsm_inactive</text:p>
          </table:table-cell>
        </table:table-row>
        <table:table-row table:style-name="ro1">
          <table:table-cell office:value-type="string" calcext:value-type="string">
            <text:p>E78 Disorders of lipoprotein metabolism and other lipidemias</text:p>
          </table:table-cell>
          <table:table-cell office:value-type="string" calcext:value-type="string">
            <text:p>v039_lprtn_lpdm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0 Diseases of esophagus</text:p>
          </table:table-cell>
          <table:table-cell office:value-type="string" calcext:value-type="string">
            <text:p>v018_Dss_esphgs_inactive</text:p>
          </table:table-cell>
        </table:table-row>
        <table:table-row table:style-name="ro1">
          <table:table-cell office:value-type="string" calcext:value-type="string">
            <text:p>K21 Gastro-esophageal reflux disease</text:p>
          </table:table-cell>
          <table:table-cell office:value-type="string" calcext:value-type="string">
            <text:p>v051_Gstr_esphgl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6 Cataract</text:p>
          </table:table-cell>
          <table:table-cell office:value-type="string" calcext:value-type="string">
            <text:p>v010_Ctrc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7.9 Allergic rhinitis, cause unspecified</text:p>
          </table:table-cell>
          <table:table-cell office:value-type="string" calcext:value-type="string">
            <text:p>v017_rhnts_unspcfd_inactive</text:p>
          </table:table-cell>
        </table:table-row>
        <table:table-row table:style-name="ro1">
          <table:table-cell office:value-type="string" calcext:value-type="string">
            <text:p>J30 Vasomotor and allergic rhinitis</text:p>
          </table:table-cell>
          <table:table-cell office:value-type="string" calcext:value-type="string">
            <text:p>v050_Vsmtr_rhnt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9.0 Abdominal pain</text:p>
          </table:table-cell>
          <table:table-cell office:value-type="string" calcext:value-type="string">
            <text:p>v034_Abdmnl_p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1 Other cerebral degenerations</text:p>
          </table:table-cell>
          <table:table-cell office:value-type="string" calcext:value-type="string">
            <text:p>v008_crbrl_dgnrtns_inactive</text:p>
          </table:table-cell>
        </table:table-row>
        <table:table-row table:style-name="ro1">
          <table:table-cell office:value-type="string" calcext:value-type="string">
            <text:p>G30 Alzheimer's disease</text:p>
          </table:table-cell>
          <table:table-cell office:value-type="string" calcext:value-type="string">
            <text:p>v046_Alzhmr_s_ds_inactive</text:p>
          </table:table-cell>
        </table:table-row>
        <table:table-row table:style-name="ro1">
          <table:table-cell office:value-type="string" calcext:value-type="string">
            <text:p>331.0 Alzheimer's disease</text:p>
          </table:table-cell>
          <table:table-cell office:value-type="string" calcext:value-type="string">
            <text:p>v009_Alzhmr_s_d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3 Symptoms concerning nutrition, metabolism, and development</text:p>
          </table:table-cell>
          <table:table-cell office:value-type="string" calcext:value-type="string">
            <text:p>v026_mtblsm_dvlpmnt_inactive</text:p>
          </table:table-cell>
        </table:table-row>
        <table:table-row table:style-name="ro1">
          <table:table-cell office:value-type="string" calcext:value-type="string">
            <text:p>R63 Symptoms and signs concerning food and fluid intake</text:p>
          </table:table-cell>
          <table:table-cell office:value-type="string" calcext:value-type="string">
            <text:p>v062_Smptms_cncrng_inactive</text:p>
          </table:table-cell>
        </table:table-row>
        <table:table-row table:style-name="ro1">
          <table:table-cell office:value-type="string" calcext:value-type="string">
            <text:p>783.2 Abnormal loss of weight and underweight</text:p>
          </table:table-cell>
          <table:table-cell office:value-type="string" calcext:value-type="string">
            <text:p>v027_Abnrml_undrwgh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4 Dizziness and giddiness</text:p>
          </table:table-cell>
          <table:table-cell office:value-type="string" calcext:value-type="string">
            <text:p>v023_Dzns_gd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7 Malaise and fatigue</text:p>
          </table:table-cell>
          <table:table-cell office:value-type="string" calcext:value-type="string">
            <text:p>v025_Mls_and_ftg_inactive</text:p>
          </table:table-cell>
        </table:table-row>
        <table:table-row table:style-name="ro1">
          <table:table-cell office:value-type="string" calcext:value-type="string">
            <text:p>R53 Malaise and fatigue</text:p>
          </table:table-cell>
          <table:table-cell office:value-type="string" calcext:value-type="string">
            <text:p>v061_Mls_and_ftg_inactive</text:p>
          </table:table-cell>
        </table:table-row>
      </table:table>
      <table:table table:name="Diag Active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880-E888.9 ACCIDENTAL FALLS</text:p>
          </table:table-cell>
          <table:table-cell office:value-type="string" calcext:value-type="string">
            <text:p>v041_ACCDNTL_F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80-E888.9 ACCIDENTAL FALLS</text:p>
          </table:table-cell>
          <table:table-cell office:value-type="string" calcext:value-type="string">
            <text:p>v041_ACCDNTL_FLLS_inactiv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65 Acute upper respiratory infections of multiple or unspecified sites</text:p>
          </table:table-cell>
          <table:table-cell office:value-type="string" calcext:value-type="string">
            <text:p>v014_rsprtr_unspcfd</text:p>
          </table:table-cell>
          <table:table-cell/>
          <table:table-cell table:formula="of:=&quot;c('&quot;&amp;[.B4]&amp;&quot;','&quot;&amp;[.B5]&amp;&quot;'),&quot;" office:value-type="string" office:string-value="c('v014_rsprtr_unspcfd','v048_rsprtr_unspcfd')," calcext:value-type="string">
            <text:p>c('v014_rsprtr_unspcfd','v048_rsprtr_unspcfd'),</text:p>
          </table:table-cell>
        </table:table-row>
        <table:table-row table:style-name="ro1">
          <table:table-cell office:value-type="string" calcext:value-type="string">
            <text:p>J06 Acute upper respiratory infections of multiple and unspecified sites</text:p>
          </table:table-cell>
          <table:table-cell office:value-type="string" calcext:value-type="string">
            <text:p>v048_rsprtr_un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66 Acute bronchitis and bronchiolitis</text:p>
          </table:table-cell>
          <table:table-cell office:value-type="string" calcext:value-type="string">
            <text:p>v015_brnchts_brnchlts</text:p>
          </table:table-cell>
          <table:table-cell/>
          <table:table-cell table:formula="of:=&quot;c('&quot;&amp;[.B7]&amp;&quot;','&quot;&amp;[.B8]&amp;&quot;'),&quot;" office:value-type="string" office:string-value="c('v015_brnchts_brnchlts','v049_Act_brnchts')," calcext:value-type="string">
            <text:p>c('v015_brnchts_brnchlts','v049_Act_brnchts'),</text:p>
          </table:table-cell>
        </table:table-row>
        <table:table-row table:style-name="ro1">
          <table:table-cell office:value-type="string" calcext:value-type="string">
            <text:p>J20 Acute bronchitis</text:p>
          </table:table-cell>
          <table:table-cell office:value-type="string" calcext:value-type="string">
            <text:p>v049_Act_brnch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6 Symptoms involving respiratory system and other chest symptoms</text:p>
          </table:table-cell>
          <table:table-cell office:value-type="string" calcext:value-type="string">
            <text:p>v030_invlvng_rsprt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77.9 Allergic rhinitis, cause unspecified</text:p>
          </table:table-cell>
          <table:table-cell office:value-type="string" calcext:value-type="string">
            <text:p>v017_rhnts_unspcfd</text:p>
          </table:table-cell>
          <table:table-cell/>
          <table:table-cell table:formula="of:=&quot;c('&quot;&amp;[.B12]&amp;&quot;','&quot;&amp;[.B13]&amp;&quot;'),&quot;" office:value-type="string" office:string-value="c('v017_rhnts_unspcfd','v050_Vsmtr_rhnts')," calcext:value-type="string">
            <text:p>c('v017_rhnts_unspcfd','v050_Vsmtr_rhnts'),</text:p>
          </table:table-cell>
        </table:table-row>
        <table:table-row table:style-name="ro1">
          <table:table-cell office:value-type="string" calcext:value-type="string">
            <text:p>J30 Vasomotor and allergic rhinitis</text:p>
          </table:table-cell>
          <table:table-cell office:value-type="string" calcext:value-type="string">
            <text:p>v050_Vsmtr_rhn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72 Disorders of lipoid metabolism</text:p>
          </table:table-cell>
          <table:table-cell office:value-type="string" calcext:value-type="string">
            <text:p>v002_Dsrdrs_mtblsm</text:p>
          </table:table-cell>
          <table:table-cell/>
          <table:table-cell table:formula="of:=&quot;c('&quot;&amp;[.B15]&amp;&quot;','&quot;&amp;[.B16]&amp;&quot;'),&quot;" office:value-type="string" office:string-value="c('v002_Dsrdrs_mtblsm','v039_lprtn_lpdms')," calcext:value-type="string">
            <text:p>c('v002_Dsrdrs_mtblsm','v039_lprtn_lpdms'),</text:p>
          </table:table-cell>
        </table:table-row>
        <table:table-row table:style-name="ro1">
          <table:table-cell office:value-type="string" calcext:value-type="string">
            <text:p>E78 Disorders of lipoprotein metabolism and other lipidemias</text:p>
          </table:table-cell>
          <table:table-cell office:value-type="string" calcext:value-type="string">
            <text:p>v039_lprtn_lpdm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30 Diseases of esophagus</text:p>
          </table:table-cell>
          <table:table-cell office:value-type="string" calcext:value-type="string">
            <text:p>v018_Dss_esphgs</text:p>
          </table:table-cell>
          <table:table-cell/>
          <table:table-cell table:formula="of:=&quot;c('&quot;&amp;[.B18]&amp;&quot;','&quot;&amp;[.B19]&amp;&quot;'),&quot;" office:value-type="string" office:string-value="c('v018_Dss_esphgs','v051_Gstr_esphgl')," calcext:value-type="string">
            <text:p>c('v018_Dss_esphgs','v051_Gstr_esphgl'),</text:p>
          </table:table-cell>
        </table:table-row>
        <table:table-row table:style-name="ro1">
          <table:table-cell office:value-type="string" calcext:value-type="string">
            <text:p>K21 Gastro-esophageal reflux disease</text:p>
          </table:table-cell>
          <table:table-cell office:value-type="string" calcext:value-type="string">
            <text:p>v051_Gstr_esphg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39 Other disorders of urinary system</text:p>
          </table:table-cell>
          <table:table-cell office:value-type="string" calcext:value-type="string">
            <text:p>v054_dsrdrs_urnr</text:p>
          </table:table-cell>
          <table:table-cell/>
          <table:table-cell table:formula="of:=&quot;c('&quot;&amp;[.B21]&amp;&quot;','&quot;&amp;[.B22]&amp;&quot;'),&quot;" office:value-type="string" office:string-value="c('v054_dsrdrs_urnr','v022_infctn_spcfd')," calcext:value-type="string">
            <text:p>c('v054_dsrdrs_urnr','v022_infctn_spcfd'),</text:p>
          </table:table-cell>
        </table:table-row>
        <table:table-row table:style-name="ro1">
          <table:table-cell office:value-type="string" calcext:value-type="string">
            <text:p>599.0 Urinary tract infection, site not specified</text:p>
          </table:table-cell>
          <table:table-cell office:value-type="string" calcext:value-type="string">
            <text:p>v022_infctn_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8 Symptoms involving urinary system</text:p>
          </table:table-cell>
          <table:table-cell office:value-type="string" calcext:value-type="string">
            <text:p>v033_Smptms_invlvng</text:p>
          </table:table-cell>
          <table:table-cell/>
          <table:table-cell table:formula="of:=&quot;c('&quot;&amp;[.B24]&amp;&quot;','&quot;&amp;[.B25]&amp;&quot;'),&quot;" office:value-type="string" office:string-value="c('v033_Smptms_invlvng','v059_R_Plr')," calcext:value-type="string">
            <text:p>c('v033_Smptms_invlvng','v059_R_Plr'),</text:p>
          </table:table-cell>
        </table:table-row>
        <table:table-row table:style-name="ro1">
          <table:table-cell office:value-type="string" calcext:value-type="string">
            <text:p>R35 Polyuria</text:p>
          </table:table-cell>
          <table:table-cell office:value-type="string" calcext:value-type="string">
            <text:p>v059_R_Pl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30 Pain associated with micturition</text:p>
          </table:table-cell>
          <table:table-cell office:value-type="string" calcext:value-type="string">
            <text:p>v058_asctd_mctr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62.1 Diverticula of colon</text:p>
          </table:table-cell>
          <table:table-cell office:value-type="string" calcext:value-type="string">
            <text:p>v020_Dvrtcl_cln</text:p>
          </table:table-cell>
          <table:table-cell/>
          <table:table-cell table:formula="of:=&quot;c('&quot;&amp;[.B29]&amp;&quot;','&quot;&amp;[.B30]&amp;&quot;'),&quot;" office:value-type="string" office:string-value="c('v020_Dvrtcl_cln','v052_Dvrtclr_intstn')," calcext:value-type="string">
            <text:p>c('v020_Dvrtcl_cln','v052_Dvrtclr_intstn'),</text:p>
          </table:table-cell>
        </table:table-row>
        <table:table-row table:style-name="ro1">
          <table:table-cell office:value-type="string" calcext:value-type="string">
            <text:p>K57 Diverticular disease of intestine</text:p>
          </table:table-cell>
          <table:table-cell office:value-type="string" calcext:value-type="string">
            <text:p>v052_Dvrtclr_ints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7 Symptoms involving digestive system</text:p>
          </table:table-cell>
          <table:table-cell office:value-type="string" calcext:value-type="string">
            <text:p>v032_invlvng_dgstv</text:p>
          </table:table-cell>
          <table:table-cell/>
          <table:table-cell table:formula="of:=&quot;c('&quot;&amp;[.B32]&amp;&quot;','&quot;&amp;[.B33]&amp;&quot;'),&quot;" office:value-type="string" office:string-value="c('v032_invlvng_dgstv','v057_invlvng_dgstv')," calcext:value-type="string">
            <text:p>c('v032_invlvng_dgstv','v057_invlvng_dgstv'),</text:p>
          </table:table-cell>
        </table:table-row>
        <table:table-row table:style-name="ro1">
          <table:table-cell office:value-type="string" calcext:value-type="string">
            <text:p>R19 Other symptoms and signs involving the digestive system and abdomen</text:p>
          </table:table-cell>
          <table:table-cell office:value-type="string" calcext:value-type="string">
            <text:p>v057_invlvng_dgst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64.0 Constipation</text:p>
          </table:table-cell>
          <table:table-cell office:value-type="string" calcext:value-type="string">
            <text:p>v021_Cnstptn</text:p>
          </table:table-cell>
          <table:table-cell/>
          <table:table-cell table:formula="of:=&quot;c('&quot;&amp;[.B35]&amp;&quot;','&quot;&amp;[.B36]&amp;&quot;'),&quot;" office:value-type="string" office:string-value="c('v021_Cnstptn','v053_K_Cnstptn')," calcext:value-type="string">
            <text:p>c('v021_Cnstptn','v053_K_Cnstptn'),</text:p>
          </table:table-cell>
        </table:table-row>
        <table:table-row table:style-name="ro1">
          <table:table-cell office:value-type="string" calcext:value-type="string">
            <text:p>K59.0 Constipation</text:p>
          </table:table-cell>
          <table:table-cell office:value-type="string" calcext:value-type="string">
            <text:p>v053_K_Cnstp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76 Disorders of fluid, electrolyte, and acid-base balance</text:p>
          </table:table-cell>
          <table:table-cell office:value-type="string" calcext:value-type="string">
            <text:p>v003_elctrlt_acd_bs</text:p>
          </table:table-cell>
          <table:table-cell/>
          <table:table-cell table:formula="of:=&quot;c('&quot;&amp;[.B38]&amp;&quot;','&quot;&amp;[.B39]&amp;&quot;'),&quot;" office:value-type="string" office:string-value="c('v003_elctrlt_acd_bs','v040_elctrlt_acd_bs')," calcext:value-type="string">
            <text:p>c('v003_elctrlt_acd_bs','v040_elctrlt_acd_bs'),</text:p>
          </table:table-cell>
        </table:table-row>
        <table:table-row table:style-name="ro1">
          <table:table-cell office:value-type="string" calcext:value-type="string">
            <text:p>E87 Other disorders of fluid, electrolyte and acid-base balance</text:p>
          </table:table-cell>
          <table:table-cell office:value-type="string" calcext:value-type="string">
            <text:p>v040_elctrlt_acd_b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94.2 Dementia, unspecified</text:p>
          </table:table-cell>
          <table:table-cell office:value-type="string" calcext:value-type="string">
            <text:p>v005_Dmnt_unspcfd</text:p>
          </table:table-cell>
          <table:table-cell/>
          <table:table-cell table:formula="of:=&quot;c('&quot;&amp;[.B41]&amp;&quot;','&quot;&amp;[.B42]&amp;&quot;'),&quot;" office:value-type="string" office:string-value="c('v005_Dmnt_unspcfd','v043_Unspcfd_dmnt')," calcext:value-type="string">
            <text:p>c('v005_Dmnt_unspcfd','v043_Unspcfd_dmnt'),</text:p>
          </table:table-cell>
        </table:table-row>
        <table:table-row table:style-name="ro1">
          <table:table-cell office:value-type="string" calcext:value-type="string">
            <text:p>F03.9 Unspecified dementia</text:p>
          </table:table-cell>
          <table:table-cell office:value-type="string" calcext:value-type="string">
            <text:p>v043_Unspcfd_dm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31 Other cerebral degenerations</text:p>
          </table:table-cell>
          <table:table-cell office:value-type="string" calcext:value-type="string">
            <text:p>v008_crbrl_dgnrtns</text:p>
          </table:table-cell>
          <table:table-cell/>
          <table:table-cell table:formula="of:=&quot;c('&quot;&amp;[.B44]&amp;&quot;','&quot;&amp;[.B45]&amp;&quot;','&quot;&amp;[.B46]&amp;&quot;'),&quot;" office:value-type="string" office:string-value="c('v008_crbrl_dgnrtns','v009_Alzhmr_s_ds','v046_Alzhmr_s_ds')," calcext:value-type="string">
            <text:p>c('v008_crbrl_dgnrtns','v009_Alzhmr_s_ds','v046_Alzhmr_s_ds'),</text:p>
          </table:table-cell>
        </table:table-row>
        <table:table-row table:style-name="ro1">
          <table:table-cell office:value-type="string" calcext:value-type="string">
            <text:p>331.0 Alzheimer's disease</text:p>
          </table:table-cell>
          <table:table-cell office:value-type="string" calcext:value-type="string">
            <text:p>v009_Alzhmr_s_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0 Alzheimer's disease</text:p>
          </table:table-cell>
          <table:table-cell office:value-type="string" calcext:value-type="string">
            <text:p>v046_Alzhmr_s_d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3.2 Abnormal loss of weight and underweight</text:p>
          </table:table-cell>
          <table:table-cell office:value-type="string" calcext:value-type="string">
            <text:p>v027_Abnrml_undrwght</text:p>
          </table:table-cell>
          <table:table-cell/>
          <table:table-cell table:formula="of:=&quot;c('&quot;&amp;[.B48]&amp;&quot;','&quot;&amp;[.B49]&amp;&quot;','&quot;&amp;[.B50]&amp;&quot;'),&quot;" office:value-type="string" office:string-value="c('v027_Abnrml_undrwght','v026_mtblsm_dvlpmnt','v062_Smptms_cncrng')," calcext:value-type="string">
            <text:p>c('v027_Abnrml_undrwght','v026_mtblsm_dvlpmnt','v062_Smptms_cncrng'),</text:p>
          </table:table-cell>
        </table:table-row>
        <table:table-row table:style-name="ro1">
          <table:table-cell office:value-type="string" calcext:value-type="string">
            <text:p>783 Symptoms concerning nutrition, metabolism, and development</text:p>
          </table:table-cell>
          <table:table-cell office:value-type="string" calcext:value-type="string">
            <text:p>v026_mtblsm_dvlp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3 Symptoms and signs concerning food and fluid intake</text:p>
          </table:table-cell>
          <table:table-cell office:value-type="string" calcext:value-type="string">
            <text:p>v062_Smptms_cncr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41 Other symptoms and signs involving cognitive functions and awareness</text:p>
          </table:table-cell>
          <table:table-cell office:value-type="string" calcext:value-type="string">
            <text:p>v060_fnctns_awr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5 Sleep disturbances</text:p>
          </table:table-cell>
          <table:table-cell office:value-type="string" calcext:value-type="string">
            <text:p>v024_Slp_dstrbncs</text:p>
          </table:table-cell>
          <table:table-cell/>
          <table:table-cell table:formula="of:=&quot;c('&quot;&amp;[.B54]&amp;&quot;','&quot;&amp;[.B55]&amp;&quot;'),&quot;" office:value-type="string" office:string-value="c('v024_Slp_dstrbncs','v047_G_Slp_dsrdrs')," calcext:value-type="string">
            <text:p>c('v024_Slp_dstrbncs','v047_G_Slp_dsrdrs'),</text:p>
          </table:table-cell>
        </table:table-row>
        <table:table-row table:style-name="ro1">
          <table:table-cell office:value-type="string" calcext:value-type="string">
            <text:p>G47 Sleep disorders</text:p>
          </table:table-cell>
          <table:table-cell office:value-type="string" calcext:value-type="string">
            <text:p>v047_G_Slp_dsrd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11 Depressive disorder, not elsewhere classified</text:p>
          </table:table-cell>
          <table:table-cell office:value-type="string" calcext:value-type="string">
            <text:p>v007_Dprsv_clsfd</text:p>
          </table:table-cell>
          <table:table-cell/>
          <table:table-cell table:formula="of:=&quot;c('&quot;&amp;[.B57]&amp;&quot;','&quot;&amp;[.B58]&amp;&quot;'),&quot;" office:value-type="string" office:string-value="c('v007_Dprsv_clsfd','v044_dprsv_dsrdr')," calcext:value-type="string">
            <text:p>c('v007_Dprsv_clsfd','v044_dprsv_dsrdr'),</text:p>
          </table:table-cell>
        </table:table-row>
        <table:table-row table:style-name="ro1">
          <table:table-cell office:value-type="string" calcext:value-type="string">
            <text:p>F32 Major depressive disorder, single episode</text:p>
          </table:table-cell>
          <table:table-cell office:value-type="string" calcext:value-type="string">
            <text:p>v044_dprsv_dsrd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00 Anxiety, dissociative and somatoform disorders</text:p>
          </table:table-cell>
          <table:table-cell office:value-type="string" calcext:value-type="string">
            <text:p>v006_dsctv_smtfrm</text:p>
          </table:table-cell>
          <table:table-cell/>
          <table:table-cell table:formula="of:=&quot;c('&quot;&amp;[.B60]&amp;&quot;','&quot;&amp;[.B61]&amp;&quot;'),&quot;" office:value-type="string" office:string-value="c('v006_dsctv_smtfrm','v045_anxt_dsrdrs')," calcext:value-type="string">
            <text:p>c('v006_dsctv_smtfrm','v045_anxt_dsrdrs'),</text:p>
          </table:table-cell>
        </table:table-row>
        <table:table-row table:style-name="ro1">
          <table:table-cell office:value-type="string" calcext:value-type="string">
            <text:p>F41 Other anxiety disorders</text:p>
          </table:table-cell>
          <table:table-cell office:value-type="string" calcext:value-type="string">
            <text:p>v045_anxt_dsrd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68 Vitamin D deficiency</text:p>
          </table:table-cell>
          <table:table-cell office:value-type="string" calcext:value-type="string">
            <text:p>v001_Vtmn_dfcnc</text:p>
          </table:table-cell>
          <table:table-cell/>
          <table:table-cell table:formula="of:=&quot;c('&quot;&amp;[.B63]&amp;&quot;','&quot;&amp;[.B64]&amp;&quot;'),&quot;" office:value-type="string" office:string-value="c('v001_Vtmn_dfcnc','v038_Vtmn_dfcnc')," calcext:value-type="string">
            <text:p>c('v001_Vtmn_dfcnc','v038_Vtmn_dfcnc'),</text:p>
          </table:table-cell>
        </table:table-row>
        <table:table-row table:style-name="ro1">
          <table:table-cell office:value-type="string" calcext:value-type="string">
            <text:p>E55 Vitamin D deficiency</text:p>
          </table:table-cell>
          <table:table-cell office:value-type="string" calcext:value-type="string">
            <text:p>v038_Vtmn_dfc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66 Deficiency of B-complex components</text:p>
          </table:table-cell>
          <table:table-cell office:value-type="string" calcext:value-type="string">
            <text:p>v000_Dfcnc_cmpnts</text:p>
          </table:table-cell>
          <table:table-cell/>
          <table:table-cell table:formula="of:=&quot;c('&quot;&amp;[.B66]&amp;&quot;','&quot;&amp;[.B67]&amp;&quot;'),&quot;" office:value-type="string" office:string-value="c('v000_Dfcnc_cmpnts','v037_Dfcnc_vtmns')," calcext:value-type="string">
            <text:p>c('v000_Dfcnc_cmpnts','v037_Dfcnc_vtmns'),</text:p>
          </table:table-cell>
        </table:table-row>
        <table:table-row table:style-name="ro1">
          <table:table-cell office:value-type="string" calcext:value-type="string">
            <text:p>E53 Deficiency of other B group vitamins</text:p>
          </table:table-cell>
          <table:table-cell office:value-type="string" calcext:value-type="string">
            <text:p>v037_Dfcnc_vtm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7 Malaise and fatigue</text:p>
          </table:table-cell>
          <table:table-cell office:value-type="string" calcext:value-type="string">
            <text:p>v025_Mls_and_ftg</text:p>
          </table:table-cell>
          <table:table-cell/>
          <table:table-cell table:formula="of:=&quot;c('&quot;&amp;[.B69]&amp;&quot;','&quot;&amp;[.B70]&amp;&quot;'),&quot;" office:value-type="string" office:string-value="c('v025_Mls_and_ftg','v061_Mls_and_ftg')," calcext:value-type="string">
            <text:p>c('v025_Mls_and_ftg','v061_Mls_and_ftg'),</text:p>
          </table:table-cell>
        </table:table-row>
        <table:table-row table:style-name="ro1">
          <table:table-cell office:value-type="string" calcext:value-type="string">
            <text:p>R53 Malaise and fatigue</text:p>
          </table:table-cell>
          <table:table-cell office:value-type="string" calcext:value-type="string">
            <text:p>v061_Mls_and_ft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85 Other and unspecified anemias</text:p>
          </table:table-cell>
          <table:table-cell office:value-type="string" calcext:value-type="string">
            <text:p>v004_unspcfd_anm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66 Cataract</text:p>
          </table:table-cell>
          <table:table-cell office:value-type="string" calcext:value-type="string">
            <text:p>v010_Ctrc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89 Hearing loss</text:p>
          </table:table-cell>
          <table:table-cell office:value-type="string" calcext:value-type="string">
            <text:p>v011_Hrng_l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01 Essential hypertension</text:p>
          </table:table-cell>
          <table:table-cell office:value-type="string" calcext:value-type="string">
            <text:p>v012_Esntl_hprtns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43.9 Peripheral vascular disease, unspecified</text:p>
          </table:table-cell>
          <table:table-cell office:value-type="string" calcext:value-type="string">
            <text:p>v013_Prphrl_un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4 Dizziness and giddiness</text:p>
          </table:table-cell>
          <table:table-cell office:value-type="string" calcext:value-type="string">
            <text:p>v023_Dzns_gd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4.0 Headache</text:p>
          </table:table-cell>
          <table:table-cell office:value-type="string" calcext:value-type="string">
            <text:p>v028_Hdc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5 Symptoms involving cardiovascular system</text:p>
          </table:table-cell>
          <table:table-cell office:value-type="string" calcext:value-type="string">
            <text:p>v029_invlvng_crdvscl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9.0 Abdominal pain</text:p>
          </table:table-cell>
          <table:table-cell office:value-type="string" calcext:value-type="string">
            <text:p>v034_Abdmnl_p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20:28:08.900118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09:17.524275169</meta:creation-date>
    <dc:date>2017-05-09T20:43:49.476361650</dc:date>
    <meta:editing-duration>PT15M47S</meta:editing-duration>
    <meta:editing-cycles>3</meta:editing-cycles>
    <meta:generator>LibreOffice/5.2.5.1$Linux_X86_64 LibreOffice_project/20m0$Build-1</meta:generator>
    <meta:document-statistic meta:table-count="2" meta:cell-count="240" meta:object-count="0"/>
  </office:meta>
</office:document-meta>
</file>